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5-11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5-07-0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5-05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5-02-13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4-10-31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4-07-1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4-04-18 0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4-02-15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3-11-1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3-06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3-04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3-01-3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2-10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2-06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2-04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2-02-02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1-10-2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1-06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1-04-07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1-02-1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90372413793" calcext:value-type="float">
            <text:p>9.7269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58606451613" calcext:value-type="float">
            <text:p>9.408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825058064516" calcext:value-type="float">
            <text:p>9.428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155114285714" calcext:value-type="float">
            <text:p>9.4715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3335" calcext:value-type="float">
            <text:p>9.526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490735483871" calcext:value-type="float">
            <text:p>9.594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1488" calcext:value-type="float">
            <text:p>9.67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84515" calcext:value-type="float">
            <text:p>9.708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1344" calcext:value-type="float">
            <text:p>9.76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701832258065" calcext:value-type="float">
            <text:p>9.6470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31535483871" calcext:value-type="float">
            <text:p>9.4303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95984516129" calcext:value-type="float">
            <text:p>9.249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380903225806" calcext:value-type="float">
            <text:p>9.2138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80670967742" calcext:value-type="float">
            <text:p>9.219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595034482759" calcext:value-type="float">
            <text:p>9.2459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9672" calcext:value-type="float">
            <text:p>9.2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256" calcext:value-type="float">
            <text:p>9.4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833125" calcext:value-type="float">
            <text:p>9.5083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4264" calcext:value-type="float">
            <text:p>9.55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27819354839" calcext:value-type="float">
            <text:p>9.526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041925" calcext:value-type="float">
            <text:p>9.4504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25544" calcext:value-type="float">
            <text:p>9.3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97496774194" calcext:value-type="float">
            <text:p>9.250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683380645162" calcext:value-type="float">
            <text:p>9.276833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44335483871" calcext:value-type="float">
            <text:p>9.311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76028571429" calcext:value-type="float">
            <text:p>9.34876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546" calcext:value-type="float">
            <text:p>9.3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20774193548" calcext:value-type="float">
            <text:p>9.454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7235862069" calcext:value-type="float">
            <text:p>9.5337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60593548387" calcext:value-type="float">
            <text:p>9.653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8472" calcext:value-type="float">
            <text:p>9.85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14735483871" calcext:value-type="float">
            <text:p>9.9911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89961290323" calcext:value-type="float">
            <text:p>9.741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25161290323" calcext:value-type="float">
            <text:p>9.510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04283870968" calcext:value-type="float">
            <text:p>9.499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88025806452" calcext:value-type="float">
            <text:p>9.537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914" calcext:value-type="float">
            <text:p>9.598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60665" calcext:value-type="float">
            <text:p>9.676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33161290323" calcext:value-type="float">
            <text:p>9.769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0008" calcext:value-type="float">
            <text:p>9.88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15375" calcext:value-type="float">
            <text:p>9.9931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4696" calcext:value-type="float">
            <text:p>10.05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3442" calcext:value-type="float">
            <text:p>10.013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64103225806" calcext:value-type="float">
            <text:p>9.7746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882125" calcext:value-type="float">
            <text:p>9.618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22032" calcext:value-type="float">
            <text:p>9.65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45316129032" calcext:value-type="float">
            <text:p>9.709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84742857143" calcext:value-type="float">
            <text:p>9.7738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24877419355" calcext:value-type="float">
            <text:p>9.856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71535483871" calcext:value-type="float">
            <text:p>9.963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7144" calcext:value-type="float">
            <text:p>10.08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86601290323" calcext:value-type="float">
            <text:p>10.148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1304" calcext:value-type="float">
            <text:p>10.23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14534193548" calcext:value-type="float">
            <text:p>10.301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6980645161" calcext:value-type="float">
            <text:p>10.304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94121290323" calcext:value-type="float">
            <text:p>10.069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7184516129" calcext:value-type="float">
            <text:p>9.828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8056" calcext:value-type="float">
            <text:p>9.82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332925" calcext:value-type="float">
            <text:p>9.8733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42896551724" calcext:value-type="float">
            <text:p>9.9354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19917419355" calcext:value-type="float">
            <text:p>10.011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9858064516" calcext:value-type="float">
            <text:p>10.111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2660645161" calcext:value-type="float">
            <text:p>10.277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9202580645" calcext:value-type="float">
            <text:p>10.238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6797419355" calcext:value-type="float">
            <text:p>10.1826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5016" calcext:value-type="float">
            <text:p>9.8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133290322581" calcext:value-type="float">
            <text:p>9.681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47888" calcext:value-type="float">
            <text:p>9.71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2304" calcext:value-type="float">
            <text:p>9.7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534" calcext:value-type="float">
            <text:p>9.60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7775" calcext:value-type="float">
            <text:p>9.64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0512" calcext:value-type="float">
            <text:p>9.7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142" calcext:value-type="float">
            <text:p>9.772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8004" calcext:value-type="float">
            <text:p>9.9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4271428571" calcext:value-type="float">
            <text:p>10.0034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67627586207" calcext:value-type="float">
            <text:p>10.0967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988137931" calcext:value-type="float">
            <text:p>10.0869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7944" calcext:value-type="float">
            <text:p>10.0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660248275862" calcext:value-type="float">
            <text:p>9.78660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5104" calcext:value-type="float">
            <text:p>9.59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45820689655" calcext:value-type="float">
            <text:p>9.60445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8184" calcext:value-type="float">
            <text:p>9.64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03815384615" calcext:value-type="float">
            <text:p>9.71303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071668965517" calcext:value-type="float">
            <text:p>9.7807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1329" calcext:value-type="float">
            <text:p>9.871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98193548387" calcext:value-type="float">
            <text:p>9.994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3424" calcext:value-type="float">
            <text:p>10.15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1688" calcext:value-type="float">
            <text:p>9.96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0447483871" calcext:value-type="float">
            <text:p>10.0204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9643870968" calcext:value-type="float">
            <text:p>10.124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17448" calcext:value-type="float">
            <text:p>10.25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2872" calcext:value-type="float">
            <text:p>10.07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6149677419" calcext:value-type="float">
            <text:p>10.180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1811612903" calcext:value-type="float">
            <text:p>10.200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0144" calcext:value-type="float">
            <text:p>9.9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46116129032" calcext:value-type="float">
            <text:p>9.7734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3736" calcext:value-type="float">
            <text:p>9.79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468722580645" calcext:value-type="float">
            <text:p>9.824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119542857143" calcext:value-type="float">
            <text:p>9.8911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98658064516" calcext:value-type="float">
            <text:p>9.9829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3646451613" calcext:value-type="float">
            <text:p>10.107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46912" calcext:value-type="float">
            <text:p>10.2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89675" calcext:value-type="float">
            <text:p>10.2228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25504" calcext:value-type="float">
            <text:p>10.0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757883870968" calcext:value-type="float">
            <text:p>9.977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56619354839" calcext:value-type="float">
            <text:p>9.9255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83329032258" calcext:value-type="float">
            <text:p>9.616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34838709678" calcext:value-type="float">
            <text:p>9.3873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29632" calcext:value-type="float">
            <text:p>9.3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35122580645" calcext:value-type="float">
            <text:p>9.4223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721171428572" calcext:value-type="float">
            <text:p>9.47721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61825" calcext:value-type="float">
            <text:p>9.518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635329032258" calcext:value-type="float">
            <text:p>9.586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039019354839" calcext:value-type="float">
            <text:p>9.660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431148387097" calcext:value-type="float">
            <text:p>9.6943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99832" calcext:value-type="float">
            <text:p>9.66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5904" calcext:value-type="float">
            <text:p>9.6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513858064516" calcext:value-type="float">
            <text:p>9.675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248110105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929" calcext:value-type="float">
            <text:p>9.55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" meta:object-count="0"/>
    <meta:user-defined meta:name="AppVersion">3.0</meta:user-defined>
  </office:meta>
</office:document-meta>
</file>